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3.364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5.68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3.196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# on Tree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Host organs</text:p>
          </table:table-cell>
          <table:table-cell table:style-name="ce1" office:value-type="string" calcext:value-type="string">
            <text:p>Host organisms (groups)</text:p>
          </table:table-cell>
          <table:table-cell table:style-name="ce1" office:value-type="string" calcext:value-type="string">
            <text:p>Host organism classification?? (warm/cold)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ylicocyclus ashworth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ylicocyclus radia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ass, Equus asinus, and horse, Equus caballus 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ylicocyclus nassatu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ylicocyclus insigne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ylicocyclus auricula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yathostomum pateratum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equines (horses, donkeys)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yathostomum catinat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mule (India, Australia)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ylicodontophorus bicorona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ylicostephanus minu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iodontophorus serra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iodontophorus brevicaud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iodontophorus nipponic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oteriostomum imparidentat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rongylus equinu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rongylus vulgar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Oesophagostomum quadrispinulat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gs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esophagostomum dentat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gs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esophagostomum columbian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heep, goats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bertia erschowi</text:p>
          </table:table-cell>
          <table:table-cell office:value-type="string" calcext:value-type="string">
            <text:p>Animal Parasitic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abertia ovin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mall ruminants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esophagostomum asper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goats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ypodontus macrop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kangaroos abd wallabies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cropicola ocydrom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marsupials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ncylostoma tubaeforme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s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ncylostoma duodenale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humans, cats, dogs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ncylostoma caninum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dogs, wolves, foxes, cats, rarely humans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ncylostoma ceylanicum</text:p>
          </table:table-cell>
          <table:table-cell office:value-type="string" calcext:value-type="string">
            <text:p>Human Parasitic</text:p>
          </table:table-cell>
          <table:table-cell/>
          <table:table-cell office:value-type="string" calcext:value-type="string">
            <text:p>dogs,cats, rarely humans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ncinaria sanguin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ea lion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unostomum phlebotom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unostomum trigonocephal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lambs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ecator americanus</text:p>
          </table:table-cell>
          <table:table-cell office:value-type="string" calcext:value-type="string">
            <text:p>Human Parasitic</text:p>
          </table:table-cell>
          <table:table-cell/>
          <table:table-cell office:value-type="string" calcext:value-type="string">
            <text:p>human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yngamus trache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hicken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aemonchus place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emonchus contor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uminants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ecistocirrus digita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, sheep, goats, pigs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richostrongylus axe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Trichostrongylus vitrin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livestock</text:p>
          </table:table-cell>
          <table:table-cell/>
          <table:table-cell office:value-type="string" calcext:value-type="string">
            <text:p>Trichostrongylus species - cattle, sheep, donkeys, goats, deer, and rabbits, humans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ooperia oncophora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cattle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rshallagia marshall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uminants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eladorsagia circumcinct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uminants (sheep, goats)</text:p>
          </table:table-cell>
          <table:table-cell/>
          <table:table-cell office:value-type="string" calcext:value-type="string">
            <text:p>cool climate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ematodirus spathiger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uminants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ematodirus oiratian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uminants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ippostrongylus brasiliens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ats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ngiostrongylus mackerrasae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rats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giostrongylus cantonensi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lung (meningoencephalitic)</text:p>
          </table:table-cell>
          <table:table-cell office:value-type="string" calcext:value-type="string">
            <text:p>rats (humans)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ngiostrongylus malaysiens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mollusca, rats</text:p>
          </table:table-cell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Angiostrongylus costaricensi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pulmonary arteria</text:p>
          </table:table-cell>
          <table:table-cell office:value-type="string" calcext:value-type="string">
            <text:p>rats (humans)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elurostrongylus abstrusu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cats (intermediate — slug, snail)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rotostrongylus rufescen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sheep, goats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etastrongylus pudendotectu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pigs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etastrongylus salm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pigs</text:p>
          </table:table-cell>
          <table:table-cell table:number-columns-repeated="101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Parafilaroides norman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ur seal</text:p>
          </table:table-cell>
          <table:table-cell/>
          <table:table-cell office:value-type="string" calcext:value-type="string">
            <text:p>marine mammal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ictyocaulus viviparu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cattle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iploscapter coronatus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aenorhabditis tropicalis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aenorhabditis wallace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aenorhabditis dougherty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enorhabditis brenner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enorhabditis elegans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aenorhabditis remane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enorhabditis nouraguensis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aenorhabditis macrosperma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aenorhabditis afra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aenorhabditis castell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aenorhabditis angaria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aenorhabditis virilis 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aenorhabditis plicata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llodiplogaster sudhausi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ristionchus pacificus</text:p>
          </table:table-cell>
          <table:table-cell office:value-type="string" calcext:value-type="string">
            <text:p>Free living</text:p>
          </table:table-cell>
          <table:table-cell/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eterorhabditis indica</text:p>
          </table:table-cell>
          <table:table-cell office:value-type="string" calcext:value-type="string">
            <text:p>Entomopathogenic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eterorhabditis bacteriophora</text:p>
          </table:table-cell>
          <table:table-cell office:value-type="string" calcext:value-type="string">
            <text:p>Entomopathogenic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seudoterranova cattan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ea lion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seudoterranova bulbosa</text:p>
          </table:table-cell>
          <table:table-cell office:value-type="string" calcext:value-type="string">
            <text:p>Animal Parasitic</text:p>
          </table:table-cell>
          <table:table-cell table:number-columns-repeated="3"/>
          <table:table-cell office:value-type="string" calcext:value-type="string">
            <text:p>marine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seudoterranova krabbei</text:p>
          </table:table-cell>
          <table:table-cell office:value-type="string" calcext:value-type="string">
            <text:p>Animal Parasitic</text:p>
          </table:table-cell>
          <table:table-cell table:number-columns-repeated="3"/>
          <table:table-cell office:value-type="string" calcext:value-type="string">
            <text:p>marine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seudoterranova decipien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eals, porpoises</text:p>
          </table:table-cell>
          <table:table-cell/>
          <table:table-cell office:value-type="string" calcext:value-type="string">
            <text:p>marine, fish is intermediate, may infect humans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seudoterranova azarasi</text:p>
          </table:table-cell>
          <table:table-cell office:value-type="string" calcext:value-type="string">
            <text:p>Animal Parasitic</text:p>
          </table:table-cell>
          <table:table-cell table:number-columns-repeated="3"/>
          <table:table-cell office:value-type="string" calcext:value-type="string">
            <text:p>marine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nisakis simplex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ish, marine mammals (humans)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nisakis pegreffi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ish, marine mammals (humans)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nisakis berland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ish, marine mammals (humans)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ontracaecum ogmorhin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nniped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ontracaecum rudolphi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ish-eating birds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ontracaecum osculat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eals, co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scaris ov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sheep, goats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scaris lumbricoides</text:p>
          </table:table-cell>
          <table:table-cell office:value-type="string" calcext:value-type="string">
            <text:p>Human Parasitic</text:p>
          </table:table-cell>
          <table:table-cell/>
          <table:table-cell office:value-type="string" calcext:value-type="string">
            <text:p>humans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scaris su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gs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arascaris univalen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equines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arascaris equor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orses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aylisascaris transfug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bears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aylisascaris schroeder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giant pandas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aylisascaris procyon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accoons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xascaris leonin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dogs, foxes, cats etc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xocara cat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s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oxocara malaysiens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s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Toxocara can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dogs, humans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rtleppascaris sinensi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alligators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Heterakis gallinar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birds (chickens)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eterakis dispar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ducks. geese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eterakis berampori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hickens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scaridia gall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birds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Ascaridia columbae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geons, doves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higonema thysanophor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millipede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ucullanus robust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ish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nathostoma dolores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pigs (humans)</text:p>
          </table:table-cell>
          <table:table-cell table:number-columns-repeated="1019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Gnathostoma spiniger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s, dogs, sometime humans, intermediate — fish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Gnathostoma nipponic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weasels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Steinernema carpocapsae</text:p>
          </table:table-cell>
          <table:table-cell office:value-type="string" calcext:value-type="string">
            <text:p>Entomopathogenic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teinernema abbasi</text:p>
          </table:table-cell>
          <table:table-cell office:value-type="string" calcext:value-type="string">
            <text:p>Entomopathogenic</text:p>
          </table:table-cell>
          <table:table-cell/>
          <table:table-cell office:value-type="string" calcext:value-type="string">
            <text:p>insects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Bursaphelenchus mucronatus</text:p>
          </table:table-cell>
          <table:table-cell office:value-type="string" calcext:value-type="string">
            <text:p>Plant Parasitic</text:p>
          </table:table-cell>
          <table:table-cell/>
          <table:table-cell office:value-type="string" calcext:value-type="string">
            <text:p>pine trees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Bursaphelenchus xylophilus</text:p>
          </table:table-cell>
          <table:table-cell office:value-type="string" calcext:value-type="string">
            <text:p>Plant Parasitic</text:p>
          </table:table-cell>
          <table:table-cell/>
          <table:table-cell office:value-type="string" calcext:value-type="string">
            <text:p>pine trees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phelenchoides besseyi</text:p>
          </table:table-cell>
          <table:table-cell office:value-type="string" calcext:value-type="string">
            <text:p>Plant Parasitic</text:p>
          </table:table-cell>
          <table:table-cell/>
          <table:table-cell office:value-type="string" calcext:value-type="string">
            <text:p>strawberry, rice etc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alicephalobus mephisto</text:p>
          </table:table-cell>
          <table:table-cell office:value-type="string" calcext:value-type="string">
            <text:p>Free living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trongyloides stercorali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humans and mammals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Strongyloides ratt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rats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Strongyloides venezuelensi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wild rats</text:p>
          </table:table-cell>
          <table:table-cell table:number-columns-repeated="1019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Onchocerca volvulu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skin, eyes, blood</text:p>
          </table:table-cell>
          <table:table-cell office:value-type="string" calcext:value-type="string">
            <text:p>humans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Onchocerca ocheng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Onchocerca lup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canines, felines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nchocerca flexuos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deer</text:p>
          </table:table-cell>
          <table:table-cell table:number-columns-repeated="1019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Dirofilaria hongkongensi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heart, blood, lungs</text:p>
          </table:table-cell>
          <table:table-cell office:value-type="string" calcext:value-type="string">
            <text:p>dogs, humans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irofilaria repen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ogs, cats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irofilaria immitis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heart, lungs</text:p>
          </table:table-cell>
          <table:table-cell office:value-type="string" calcext:value-type="string">
            <text:p>dogs, cats etc</text:p>
          </table:table-cell>
          <table:table-cell table:number-columns-repeated="1019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rugia malayi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lymphatic vessels</text:p>
          </table:table-cell>
          <table:table-cell office:value-type="string" calcext:value-type="string">
            <text:p>humans</text:p>
          </table:table-cell>
          <table:table-cell table:number-columns-repeated="1019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Wuchereria bancrofti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lymphatic vessels</text:p>
          </table:table-cell>
          <table:table-cell office:value-type="string" calcext:value-type="string">
            <text:p>humans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handlerella quiscali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birds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canthocheilonema viteae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rodents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Setaria labiatopapillos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, sheep, goats, pigs, horses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Setaria digitata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cattle, sheep, goats, pigs, horses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ngylonema pulchrum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humans, hedgehogs, cattle, dogs, cats, ruminants etc (intermediate — insects)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Spirocerca lup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aorta</text:p>
          </table:table-cell>
          <table:table-cell office:value-type="string" calcext:value-type="string">
            <text:p>dogs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helazia callipaeda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dogs, sometime humans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eliconema longissimum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marine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Meloidogyne</text:p>
          </table:table-cell>
          <table:table-cell office:value-type="string" calcext:value-type="string">
            <text:p>Plant Parasitic</text:p>
          </table:table-cell>
          <table:table-cell office:value-type="string" calcext:value-type="string">
            <text:p>roots</text:p>
          </table:table-cell>
          <table:table-cell table:number-columns-repeated="2"/>
          <table:table-cell office:value-type="string" calcext:value-type="string">
            <text:p>thermotaxis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Enterobius vermiculari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human, macaque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Wellcomia siamensis</text:p>
          </table:table-cell>
          <table:table-cell table:number-columns-repeated="102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Camallanus cotti</text:p>
          </table:table-cell>
          <table:table-cell office:value-type="string" calcext:value-type="string">
            <text:p>Animal Parasitic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freshwater fish</text:p>
          </table:table-cell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Dracunculus medinensis</text:p>
          </table:table-cell>
          <table:table-cell office:value-type="string" calcext:value-type="string">
            <text:p>Human Parasitic</text:p>
          </table:table-cell>
          <table:table-cell office:value-type="string" calcext:value-type="string">
            <text:p>intestine, skin</text:p>
          </table:table-cell>
          <table:table-cell office:value-type="string" calcext:value-type="string">
            <text:p>human, dogs, cats (intermediate — freshwater fish)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hilometroides sanguineus</text:p>
          </table:table-cell>
          <table:table-cell office:value-type="string" calcext:value-type="string">
            <text:p>Animal Parasitic</text:p>
          </table:table-cell>
          <table:table-cell/>
          <table:table-cell office:value-type="string" calcext:value-type="string">
            <text:p>freshwater fish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2:Лист1.C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2:44:19.0140686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5:00:11.590695028</meta:creation-date>
    <dc:date>2022-05-05T20:01:31.286788217</dc:date>
    <meta:editing-duration>P1DT3H46M18S</meta:editing-duration>
    <meta:editing-cycles>3</meta:editing-cycles>
    <meta:generator>LibreOffice/6.4.7.2$Linux_X86_64 LibreOffice_project/40$Build-2</meta:generator>
    <meta:document-statistic meta:table-count="1" meta:cell-count="589" meta:object-count="0"/>
  </office:meta>
</office:document-meta>
</file>